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02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5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121"/>
    <style:style style:name="ce2" style:family="table-cell" style:parent-style-name="Default" style:data-style-name="N131"/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25"/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8"/>
        <table:table-column table:style-name="co3" table:default-cell-style-name="Default"/>
        <table:table-column table:style-name="co6" table:number-columns-repeated="2" table:default-cell-style-name="ce8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octor blade [mu]</text:p>
          </table:table-cell>
          <table:table-cell office:value-type="string" calcext:value-type="string">
            <text:p>E+CC [mg]</text:p>
          </table:table-cell>
          <table:table-cell office:value-type="string" calcext:value-type="string">
            <text:p>E+CC [mu]</text:p>
          </table:table-cell>
          <table:table-cell office:value-type="string" calcext:value-type="string">
            <text:p>coin cell made?</text:p>
          </table:table-cell>
          <table:table-cell office:value-type="string" calcext:value-type="string">
            <text:p>AM [mg]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ycling program</text:p>
          </table:table-cell>
          <table:table-cell office:value-type="string" calcext:value-type="string">
            <text:p>start</text:p>
          </table:table-cell>
          <table:table-cell table:style-name="ce11" office:value-type="string" calcext:value-type="string">
            <text:p>3 cyc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6.8" calcext:value-type="float">
            <text:p>26.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table:formula="of:=([.C2]-[.C$10])*0.9" office:value-type="float" office:value="18.69" calcext:value-type="float">
            <text:p>18.69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c over 3</text:p>
          </table:table-cell>
          <table:table-cell table:style-name="ce11" office:value-type="date" office:date-value="2021-11-24T15:00:00" calcext:value-type="date">
            <text:p>Wed 24/Nov 21 15:00</text:p>
          </table:table-cell>
          <table:table-cell table:style-name="ce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.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table:formula="of:=([.C3]-[.C$10])*0.9" office:value-type="float" office:value="17.97" calcext:value-type="float">
            <text:p>17.97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c over 3</text:p>
          </table:table-cell>
          <table:table-cell table:style-name="ce11" office:value-type="date" office:date-value="2021-11-24T15:00:00" calcext:value-type="date">
            <text:p>Wed 24/Nov 21 15:00</text:p>
          </table:table-cell>
          <table:table-cell table:style-name="ce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6.5" calcext:value-type="float">
            <text:p>26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st</text:p>
          </table:table-cell>
          <table:table-cell table:number-columns-repeated="3"/>
          <table:table-cell table:style-name="ce1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33.2" calcext:value-type="float">
            <text:p>33.2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31.7" calcext:value-type="float">
            <text:p>31.7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foil mass</text:p>
          </table:table-cell>
          <table:table-cell table:style-name="ce7" office:value-type="float" office:value="36.2" calcext:value-type="float">
            <text:p>36.2</text:p>
          </table:table-cell>
          <table:table-cell table:style-name="Default" table:formula="of:=[.B10]/6" office:value-type="float" office:value="6.03333333333333" calcext:value-type="float">
            <text:p>6.0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 foil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table:formula="of:=SUM([.B12:.B17])/6" office:value-type="float" office:value="13.3333333333333" calcext:value-type="float">
            <text:p>13.3333333333333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9"/>
          <table:table-cell table:style-name="ce12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date-style style:name="N122" number:title="User-defined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23" number:title="User-defined">
      <number:day-of-week/>
      <number:text> </number:text>
      <number:month number:textual="true"/>
      <number:text> </number:text>
      <number:day number:style="long"/>
      <number:text> </number:text>
      <number:year/>
      <number:text> </number:text>
      <number:hours number:style="long"/>
      <number:text>:</number:text>
      <number:minutes number:style="long"/>
    </number:date-style>
    <number:date-style style:name="N124">
      <number:day-of-week/>
      <number:text> </number:text>
      <number:month number:textual="true"/>
      <number:text> </number:text>
      <number:day number:style="long"/>
      <number:text> , </number:text>
      <number:year/>
      <number:text> </number:text>
      <number:hours number:style="long"/>
      <number:text>:</number:text>
      <number:minutes number:style="long"/>
    </number:date-style>
    <number:date-style style:name="N125" number:title="User-defined">
      <number:day-of-week/>
      <number:text> </number:text>
      <number:day number:style="long"/>
      <number:text>/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2:42:14.409441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5:27:54.093727364</meta:creation-date>
    <meta:generator>LibreOffice/6.4.7.2$Linux_X86_64 LibreOffice_project/40$Build-2</meta:generator>
    <dc:date>2021-12-01T12:45:10.302119042</dc:date>
    <meta:editing-duration>PT4H42M29S</meta:editing-duration>
    <meta:editing-cycles>15</meta:editing-cycles>
    <meta:document-statistic meta:table-count="1" meta:cell-count="54" meta:object-count="0"/>
  </office:meta>
</office:document-meta>
</file>